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448cm" fo:min-width="1.198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pr1" style:family="presentation" style:parent-style-name="Padrã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custom-shape draw:style-name="gr1" draw:text-style-name="P1" xml:id="id1" draw:id="id1" draw:layer="layout" svg:width="2.4cm" svg:height="2.4cm" svg:x="17.6cm" svg:y="0.4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2.4cm" svg:height="2.4cm" svg:x="3cm" svg:y="9.4cm">
          <text:p text:style-name="P1">p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7.6cm" svg:y1="1.6cm" svg:x2="4.2cm" svg:y2="9.4cm" draw:start-shape="id1" draw:start-glue-point="6" draw:end-shape="id2" draw:end-glue-point="4" svg:d="M17600 1600h-13400v7800" svg:viewBox="0 0 13401 7801">
          <text:p/>
        </draw:connector>
        <draw:custom-shape draw:style-name="gr1" draw:text-style-name="P1" xml:id="id3" draw:id="id3" draw:layer="layout" svg:width="2.4cm" svg:height="2.4cm" svg:x="6.2cm" svg:y="9.6cm">
          <text:p text:style-name="P1">p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2.4cm" svg:height="2.4cm" svg:x="9.4cm" svg:y="9.4cm">
          <text:p text:style-name="P1">p3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17.6cm" svg:y1="1.6cm" svg:x2="7.4cm" svg:y2="9.6cm" draw:start-shape="id1" draw:start-glue-point="6" draw:end-shape="id3" draw:end-glue-point="4" svg:d="M17600 1600h-10200v8000" svg:viewBox="0 0 10201 8001">
          <text:p/>
        </draw:connector>
        <draw:connector draw:style-name="gr2" draw:text-style-name="P1" draw:layer="layout" svg:x1="17.6cm" svg:y1="1.6cm" svg:x2="10.6cm" svg:y2="9.4cm" draw:start-shape="id1" draw:start-glue-point="6" draw:end-shape="id4" draw:end-glue-point="4" svg:d="M17600 1600h-7000v7800" svg:viewBox="0 0 7001 7801">
          <text:p/>
        </draw:connector>
        <draw:custom-shape draw:style-name="gr1" draw:text-style-name="P1" xml:id="id5" draw:id="id5" draw:layer="layout" svg:width="2.4cm" svg:height="2.4cm" svg:x="13cm" svg:y="15.4cm">
          <text:p text:style-name="P1">Manager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17.6cm" svg:y1="1.6cm" svg:x2="14.2cm" svg:y2="15.4cm" draw:start-shape="id1" draw:start-glue-point="6" draw:end-shape="id5" draw:end-glue-point="4" svg:d="M17600 1600h-3400v13800" svg:viewBox="0 0 3401 13801">
          <text:p/>
        </draw:connector>
        <draw:connector draw:style-name="gr2" draw:text-style-name="P1" draw:layer="layout" svg:x1="10.6cm" svg:y1="11.8cm" svg:x2="13cm" svg:y2="16.6cm" draw:start-shape="id4" draw:start-glue-point="8" draw:end-shape="id5" draw:end-glue-point="6" svg:d="M10600 11800v4800h2400" svg:viewBox="0 0 2401 4801">
          <text:p/>
        </draw:connector>
        <draw:connector draw:style-name="gr2" draw:text-style-name="P1" draw:layer="layout" svg:x1="7.4cm" svg:y1="12cm" svg:x2="13cm" svg:y2="16.6cm" draw:start-shape="id3" draw:start-glue-point="8" draw:end-shape="id5" draw:end-glue-point="6" svg:d="M7400 12000v4600h5600" svg:viewBox="0 0 5601 4601">
          <text:p/>
        </draw:connector>
        <draw:connector draw:style-name="gr2" draw:text-style-name="P1" draw:layer="layout" svg:x1="4.2cm" svg:y1="11.8cm" svg:x2="13cm" svg:y2="16.6cm" draw:start-shape="id2" draw:start-glue-point="8" draw:end-shape="id5" draw:end-glue-point="6" svg:d="M4200 11800v4800h8800" svg:viewBox="0 0 8801 4801">
          <text:p/>
        </draw:connector>
        <draw:connector draw:style-name="gr2" draw:text-style-name="P1" draw:layer="layout" draw:line-skew="0cm -0.299cm" svg:x1="15.4cm" svg:y1="16.6cm" svg:x2="10.6cm" svg:y2="9.4cm" draw:start-shape="id5" draw:start-glue-point="10" draw:end-shape="id4" draw:end-glue-point="4" svg:d="M15400 16600h546v-8000h-5346v800" svg:viewBox="0 0 5347 8001">
          <text:p/>
        </draw:connector>
        <draw:connector draw:style-name="gr2" draw:text-style-name="P1" draw:layer="layout" draw:line-skew="0cm -0.899cm" svg:x1="15.4cm" svg:y1="16.6cm" svg:x2="7.4cm" svg:y2="9.6cm" draw:start-shape="id5" draw:start-glue-point="10" draw:end-shape="id3" draw:end-glue-point="4" svg:d="M15400 16600h546v-8400h-8546v1400" svg:viewBox="0 0 8547 8401">
          <text:p/>
        </draw:connector>
        <draw:connector draw:style-name="gr2" draw:text-style-name="P1" draw:layer="layout" svg:x1="15.049cm" svg:y1="17.449cm" svg:x2="4.2cm" svg:y2="9.4cm" draw:start-shape="id5" draw:start-glue-point="9" draw:end-shape="id2" draw:end-glue-point="4" svg:d="M15049 17449h897v-8550h-11746v501" svg:viewBox="0 0 11747 8551">
          <text:p/>
        </draw:connector>
        <draw:connector draw:style-name="gr2" draw:text-style-name="P1" draw:layer="layout" draw:line-skew="0cm -1.099cm" svg:x1="15.4cm" svg:y1="16.6cm" svg:x2="14.2cm" svg:y2="15.4cm" draw:start-shape="id5" draw:start-glue-point="10" draw:end-shape="id5" draw:end-glue-point="4" svg:d="M15400 16600h546v-2800h-1746v1600" svg:viewBox="0 0 1747 2801">
          <text:p/>
        </draw:connector>
        <draw:custom-shape draw:style-name="gr1" draw:text-style-name="P1" xml:id="id6" draw:id="id6" draw:layer="layout" svg:width="2.4cm" svg:height="2.4cm" svg:x="20cm" svg:y="17.6cm">
          <text:p text:style-name="P1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4.2cm" svg:y1="17.8cm" svg:x2="20cm" svg:y2="18.8cm" draw:start-shape="id5" draw:start-glue-point="8" draw:end-shape="id6" draw:end-glue-point="6" svg:d="M14200 17800v1000h5800" svg:viewBox="0 0 5801 1001">
          <text:p/>
        </draw:connector>
        <draw:frame draw:style-name="gr3" draw:text-style-name="P2" draw:layer="layout" svg:width="0.853cm" svg:height="0.962cm" svg:x="3.4cm" svg:y="8.6cm">
          <draw:text-box>
            <text:p>0</text:p>
          </draw:text-box>
        </draw:frame>
        <draw:frame draw:style-name="gr3" draw:text-style-name="P2" draw:layer="layout" svg:width="0.853cm" svg:height="0.962cm" svg:x="6.347cm" svg:y="8.638cm">
          <draw:text-box>
            <text:p>0</text:p>
          </draw:text-box>
        </draw:frame>
        <draw:frame draw:style-name="gr3" draw:text-style-name="P2" draw:layer="layout" svg:width="0.853cm" svg:height="0.962cm" svg:x="9.6cm" svg:y="8.6cm">
          <draw:text-box>
            <text:p>0</text:p>
          </draw:text-box>
        </draw:frame>
        <draw:frame draw:style-name="gr3" draw:text-style-name="P2" draw:layer="layout" svg:width="0.853cm" svg:height="0.962cm" svg:x="3.2cm" svg:y="11.838cm">
          <draw:text-box>
            <text:p>0</text:p>
          </draw:text-box>
        </draw:frame>
        <draw:frame draw:style-name="gr3" draw:text-style-name="P2" draw:layer="layout" svg:width="0.853cm" svg:height="0.962cm" svg:x="6.347cm" svg:y="12.2cm">
          <draw:text-box>
            <text:p>0</text:p>
          </draw:text-box>
        </draw:frame>
        <draw:frame draw:style-name="gr3" draw:text-style-name="P2" draw:layer="layout" svg:width="0.853cm" svg:height="0.962cm" svg:x="9.8cm" svg:y="11.838cm">
          <draw:text-box>
            <text:p>0</text:p>
          </draw:text-box>
        </draw:frame>
        <draw:frame draw:style-name="gr3" draw:text-style-name="P2" draw:layer="layout" svg:width="0.853cm" svg:height="0.962cm" svg:x="16.547cm" svg:y="1.838cm">
          <draw:text-box>
            <text:p>0</text:p>
          </draw:text-box>
        </draw:frame>
        <draw:frame draw:style-name="gr3" draw:text-style-name="P2" draw:layer="layout" svg:width="0.853cm" svg:height="0.962cm" svg:x="13.2cm" svg:y="14.438cm">
          <draw:text-box>
            <text:p>0</text:p>
          </draw:text-box>
        </draw:frame>
        <draw:frame draw:style-name="gr3" draw:text-style-name="P2" draw:layer="layout" svg:width="0.853cm" svg:height="0.962cm" svg:x="11.947cm" svg:y="16.8cm">
          <draw:text-box>
            <text:p>1</text:p>
          </draw:text-box>
        </draw:frame>
        <draw:frame draw:style-name="gr3" draw:text-style-name="P2" draw:layer="layout" svg:width="0.853cm" svg:height="0.962cm" svg:x="15cm" svg:y="17.438cm">
          <draw:text-box>
            <text:p>0</text:p>
          </draw:text-box>
        </draw:frame>
        <draw:frame draw:style-name="gr3" draw:text-style-name="P2" draw:layer="layout" svg:width="0.853cm" svg:height="0.962cm" svg:x="15.2cm" svg:y="15.638cm">
          <draw:text-box>
            <text:p>1</text:p>
          </draw:text-box>
        </draw:frame>
        <draw:frame draw:style-name="gr3" draw:text-style-name="P2" draw:layer="layout" svg:width="0.853cm" svg:height="0.962cm" svg:x="13.547cm" svg:y="17.8cm">
          <draw:text-box>
            <text:p>2</text:p>
          </draw:text-box>
        </draw:frame>
        <draw:frame draw:style-name="gr3" draw:text-style-name="P2" draw:layer="layout" svg:width="0.853cm" svg:height="0.962cm" svg:x="19.347cm" svg:y="17.838cm">
          <draw:text-box>
            <text:p>0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="Arrow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dolfo Pereira Araujo</meta:initial-creator>
    <meta:creation-date>2017-12-05T21:39:52.567412757</meta:creation-date>
    <dc:date>2017-12-05T23:39:46.399310657</dc:date>
    <dc:creator>Rodolfo Pereira Araujo</dc:creator>
    <meta:editing-duration>PT1H29M23S</meta:editing-duration>
    <meta:editing-cycles>1</meta:editing-cycles>
    <meta:document-statistic meta:object-count="54"/>
    <meta:generator>LibreOffice/5.1.6.2$Linux_X86_64 LibreOffice_project/10m0$Build-2</meta:generator>
  </office:meta>
</office:document-meta>
</file>